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79.37499mm" fo:page-width="79.374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cccccc" draw:opacity="100.0%" draw:stroke="none"/>
    </style:style>
    <style:style style:family="graphic" style:name="style-3">
      <style:graphic-properties draw:fill="solid" draw:fill-color="#ff6600" draw:opacity="100.0%" draw:stroke="none"/>
    </style:style>
  </office:automatic-styles>
  <office:body>
    <office:drawing>
      <draw:page draw:master-page-name="Default" draw:name="page1" draw:style-name="DP1">
        <draw:g>
          <draw:path svg:d="M 3357.8499 4816.172 C -3627.15 3546.1719 1690.975 -2010.0779 6612.2246 768.04706 L 7326.5996 291.79706 L 7326.5996 1641.172 L 5262.8496 1641.172 L 5897.8496 1244.297 C 1532.225 -740.0779 -928.39996 3546.1719 3357.8499 4101.797 L 3357.8499 4816.172 z" svg:height="48.16172mm" draw:style-name="style-2" svg:viewBox="0.0 0.0 7326.5996 4816.172" svg:width="73.26599mm" svg:x="3.0544996mm" svg:y="24.863277mm"/>
          <draw:path svg:d="M 0.0 6667.4995 L 0.0 714.375 L 1111.25 0.0 L 1111.25 5953.1245 L 0.0 6667.4995 z" svg:height="66.674995mm" draw:style-name="style-3" svg:viewBox="0.0 0.0 1111.25 6667.4995" svg:width="11.112499mm" svg:x="36.632996mm" svg:y="6.3499994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79.37499mm" fo:page-width="79.374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